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6.08541666666667cm" style:use-optimal-column-width="true"/>
    </style:style>
    <style:style style:name="co4" style:family="table-column">
      <style:table-column-properties fo:break-before="auto" style:column-width="18.758958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column table:style-name="co5" table:number-columns-repeated="16128" table:default-cell-style-name="ce1"/>
        <table:table-row table:style-name="ro1">
          <table:table-cell office:value-type="string" table:style-name="ce2">
            <text:p>class_name</text:p>
          </table:table-cell>
          <table:table-cell office:value-type="string" table:style-name="ce2">
            <text:p>IUltraSonicSystem</text:p>
          </table:table-cell>
          <table:table-cell table:number-columns-repeated="16382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2">
            <text:p>Inputs:</text:p>
          </table:table-cell>
          <table:table-cell office:value-type="string" table:style-name="ce2">
            <text:p>Map&lt;int,Point&gt; Obstackles()</text:p>
          </table:table-cell>
          <table:table-cell office:value-type="string" table:style-name="ce2">
            <text:p>A tereptárgyak kordinátáinak listája. Map&lt;ID,koordináta&gt;</text:p>
          </table:table-cell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Point GetCarPositionXY()</text:p>
          </table:table-cell>
          <table:table-cell office:value-type="string" table:style-name="ce2">
            <text:p>Megadja az auto helyzetének X és Y kordinátáját</text:p>
          </table:table-cell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number-columns-repeated="2" table:style-name="ce2"/>
          <table:table-cell office:value-type="string" table:style-name="ce2">
            <text:p>GetCarParameter()</text:p>
          </table:table-cell>
          <table:table-cell office:value-type="string" table:style-name="ce2">
            <text:p>Auto fizikai méretét adja meg (hossz és szélesség )</text:p>
          </table:table-cell>
          <table:table-cell table:number-columns-repeated="16380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2">
            <text:p>Output:</text:p>
          </table:table-cell>
          <table:table-cell table:number-columns-repeated="16382" table:style-name="ce1"/>
        </table:table-row>
        <table:table-row table:style-name="ro3">
          <table:table-cell table:number-columns-repeated="2" table:style-name="ce2"/>
          <table:table-cell office:value-type="string" table:style-name="ce2">
            <text:p>Map&lt;int,int&gt; DistanceByObstackles()</text:p>
          </table:table-cell>
          <table:table-cell office:value-type="string" table:style-name="ce2">
            <text:p>Zonánként meghatározza legközelebb lévő tereptárgytól / akadálytól való pontos távolságot (5méteres távolságon belül)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1"/>
          <table:table-cell office:value-type="string" table:style-name="ce2">
            <text:p>return: párokból álló lista, melynek első eleme zonaazonosító(zoneID) , másik pedig hozzá tartozó távolság [mm]-ben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string" table:style-name="ce2">
            <text:p>Map&lt;zoneID,táv[mm]&gt;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$ </number:text>
      <number:number number:decimal-places="2" number:min-integer-digits="1" number:grouping="true"/>
      <number:text> </number:text>
    </number:number-style>
    <number:number-style style:name="N36P1">
      <number:text> $ (</number:text>
      <number:number number:decimal-places="2" number:min-integer-digits="1" number:grouping="true"/>
      <number:text>)</number:text>
    </number:number-style>
    <number:text-style style:name="N36P2">
      <number:text> $- </number:text>
    </number:text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$- </number:text>
    </number:text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 </number:text>
      <number:number number:decimal-places="2" number:min-integer-digits="1" number:grouping="true"/>
      <number:text> </number:text>
    </number:number-style>
    <number:number-style style:name="N38P1">
      <number:text>  (</number:text>
      <number:number number:decimal-places="2" number:min-integer-digits="1" number:grouping="true"/>
      <number:text>)</number:text>
    </number:number-style>
    <number:text-style style:name="N38P2">
      <number:text> - </number:text>
    </number:text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- </number:text>
    </number:text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6"/>
    <style:style style:name="Comma_32__91_0_93_" style:display-name="Comma [0]" style:family="table-cell" style:data-style-name="N37"/>
    <style:style style:name="Currency" style:family="table-cell" style:data-style-name="N38"/>
    <style:style style:name="Currency_32__91_0_93_" style:display-name="Currency [0]" style:family="table-cell" style:data-style-name="N39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Dániel Szloboda</dc:creator>
    <dc:date>2015-10-05T08:41:29Z</dc:date>
  </office:meta>
</office:document-meta>
</file>